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textarea-horizontal-align="justify" draw:textarea-vertical-align="middle" draw:auto-grow-height="false" fo:min-height="0.501cm" fo:min-width="0.292cm"/>
      <style:paragraph-properties style:writing-mode="lr-tb"/>
    </style:style>
    <style:style style:name="gr3" style:family="graphic" style:parent-style-name="standard">
      <style:graphic-properties draw:stroke="none" draw:fill="none" fo:min-height="0.556cm"/>
      <style:paragraph-properties style:writing-mode="lr-tb"/>
    </style:style>
    <style:style style:name="gr4" style:family="graphic" style:parent-style-name="standard">
      <style:graphic-properties draw:stroke="none" draw:fill="none" fo:min-height="0.71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.42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6cm" fo:min-width="0.349cm"/>
      <style:paragraph-properties style:writing-mode="lr-tb"/>
    </style:style>
    <style:style style:name="gr7" style:family="graphic" style:parent-style-name="objectwithoutfill">
      <style:graphic-properties svg:stroke-width="0.081cm" svg:stroke-color="#3465a4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svg:stroke-width="0.081cm" draw:marker-start-width="0.321cm" draw:marker-end-width="0.321cm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0.582cm" fo:min-width="0.024cm"/>
    </style:style>
    <style:style style:name="gr11" style:family="graphic" style:parent-style-name="standard" style:list-style-name="L1">
      <style:graphic-properties svg:stroke-opacity="0%" draw:fill="none" draw:textarea-horizontal-align="justify" draw:textarea-vertical-align="middle" draw:auto-grow-height="false" fo:min-height="0.501cm" fo:min-width="0.29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1.39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8cm" fo:min-width="1.52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6cm" fo:min-width="0.422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6cm" fo:min-width="0.41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7" style:family="graphic" style:parent-style-name="objectwithoutfill">
      <style:graphic-properties svg:stroke-width="0.081cm" svg:stroke-color="#3465a4" draw:marker-start-width="0.321cm" draw:marker-end-width="0.321cm" draw:fill="none" draw:textarea-vertical-align="middle" fo:padding-top="0.165cm" fo:padding-bottom="0.165cm" fo:padding-left="0.29cm" fo:padding-right="0.29cm" style:protect="position size"/>
    </style:style>
    <style:style style:name="gr18" style:family="graphic" style:parent-style-name="objectwithoutfill">
      <style:graphic-properties svg:stroke-color="#ff0000" draw:marker-end="Arrow" draw:marker-end-width="0.3cm" draw:fill="none" draw:fill-color="#ff0000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3" style:family="paragraph">
      <style:paragraph-properties fo:text-align="center" style:writing-mode="lr-tb"/>
      <style:text-properties fo:font-size="14pt" style:font-size-asian="14pt" style:font-size-complex="14pt"/>
    </style:style>
    <style:style style:name="P4" style:family="paragraph">
      <loext:graphic-properties draw:fill="none"/>
      <style:paragraph-properties style:writing-mode="lr-tb"/>
      <style:text-properties fo:font-size="14pt"/>
    </style:style>
    <style:style style:name="P5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style:writing-mode="lr-tb"/>
      <style:text-properties fo:font-size="12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</style:style>
    <style:style style:name="P10" style:family="paragraph">
      <loext:graphic-properties draw:fill="none" draw:fill-color="#ffffff"/>
      <style:paragraph-properties style:writing-mode="lr-tb"/>
      <style:text-properties fo:font-size="11pt" style:font-size-asian="14pt" style:font-size-complex="14pt"/>
    </style:style>
    <style:style style:name="P11" style:family="paragraph">
      <loext:graphic-properties draw:fill="none" draw:fill-color="#ff0000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/>
    </style:style>
    <style:style style:name="T3" style:family="text">
      <style:text-properties style:text-position="-33% 58%" fo:font-size="14pt" style:font-size-asian="14pt" style:font-size-complex="14pt"/>
    </style:style>
    <style:style style:name="T4" style:family="text">
      <style:text-properties fo:font-size="12pt"/>
    </style:style>
    <style:style style:name="T5" style:family="text">
      <style:text-properties style:text-position="-33% 58%" fo:font-size="12pt"/>
    </style:style>
    <style:style style:name="T6" style:family="text">
      <style:text-properties fo:font-size="11pt" style:font-size-asian="14pt" style:font-size-complex="14pt"/>
    </style:style>
    <style:style style:name="T7" style:family="text">
      <style:text-properties style:text-position="-33% 58%" fo:font-size="11pt" style:font-size-asian="14pt" style:font-size-complex="14pt"/>
    </style:style>
    <style:style style:name="T8" style:family="text">
      <style:text-properties style:text-position="0% 100%" fo:font-size="11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1" draw:id="id1">
          <draw:line draw:style-name="gr1" draw:text-style-name="P1" draw:layer="layout" svg:x1="3.079cm" svg:y1="0.956cm" svg:x2="3.189cm" svg:y2="0.622cm">
            <text:p/>
          </draw:line>
          <draw:line draw:style-name="gr1" draw:text-style-name="P1" draw:layer="layout" svg:x1="3.419cm" svg:y1="1.303cm" svg:x2="3.187cm" svg:y2="0.623cm">
            <text:p/>
          </draw:line>
          <draw:line draw:style-name="gr1" draw:text-style-name="P1" draw:layer="layout" svg:x1="3.873cm" svg:y1="1.341cm" svg:x2="4.105cm" svg:y2="0.661cm">
            <text:p/>
          </draw:line>
          <draw:line draw:style-name="gr1" draw:text-style-name="P1" draw:layer="layout" svg:x1="3.408cm" svg:y1="1.319cm" svg:x2="3.64cm" svg:y2="0.639cm">
            <text:p/>
          </draw:line>
          <draw:line draw:style-name="gr1" draw:text-style-name="P1" draw:layer="layout" svg:x1="3.883cm" svg:y1="1.337cm" svg:x2="3.651cm" svg:y2="0.657cm">
            <text:p/>
          </draw:line>
          <draw:line draw:style-name="gr1" draw:text-style-name="P1" draw:layer="layout" svg:x1="4.342cm" svg:y1="1.338cm" svg:x2="4.11cm" svg:y2="0.658cm">
            <text:p/>
          </draw:line>
          <draw:line draw:style-name="gr1" draw:text-style-name="P1" draw:layer="layout" svg:x1="4.338cm" svg:y1="1.304cm" svg:x2="4.448cm" svg:y2="0.97cm">
            <text:p/>
          </draw:line>
        </draw:g>
        <draw:custom-shape draw:style-name="gr2" draw:text-style-name="P3" xml:id="id8" draw:id="id8" draw:layer="layout" svg:width="1.118cm" svg:height="1.061cm" svg:x="1.464cm" svg:y="1.993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0.875cm" svg:height="0.806cm" svg:x="4.282cm" svg:y="1.546cm">
          <draw:text-box>
            <text:p><text:span text:style-name="T2">+</text:span></text:p>
          </draw:text-box>
        </draw:frame>
        <draw:frame draw:style-name="gr4" draw:text-style-name="P4" draw:layer="layout" svg:width="0.875cm" svg:height="0.963cm" svg:x="4.332cm" svg:y="2.838cm">
          <draw:text-box>
            <text:p><text:span text:style-name="T2">-</text:span></text:p>
          </draw:text-box>
        </draw:frame>
        <draw:frame draw:style-name="gr5" draw:text-style-name="P5" draw:layer="layout" svg:width="0.922cm" svg:height="0.924cm" svg:x="0.614cm" svg:y="1.982cm">
          <draw:text-box>
            <text:p><text:span text:style-name="T1">v</text:span><text:span text:style-name="T3">s</text:span></text:p>
          </draw:text-box>
        </draw:frame>
        <draw:frame draw:style-name="gr6" draw:text-style-name="P6" draw:layer="layout" svg:width="0.849cm" svg:height="0.826cm" svg:x="4.347cm" svg:y="2.236cm">
          <draw:text-box>
            <text:p><text:span text:style-name="T4">v</text:span><text:span text:style-name="T5">b</text:span></text:p>
          </draw:text-box>
        </draw:frame>
        <draw:g xml:id="id2" draw:id="id2">
          <draw:line draw:style-name="gr1" draw:text-style-name="P1" draw:layer="layout" svg:x1="6.429cm" svg:y1="0.982cm" svg:x2="6.539cm" svg:y2="0.648cm">
            <text:p/>
          </draw:line>
          <draw:line draw:style-name="gr1" draw:text-style-name="P1" draw:layer="layout" svg:x1="6.769cm" svg:y1="1.329cm" svg:x2="6.537cm" svg:y2="0.649cm">
            <text:p/>
          </draw:line>
          <draw:line draw:style-name="gr1" draw:text-style-name="P1" draw:layer="layout" svg:x1="7.223cm" svg:y1="1.367cm" svg:x2="7.455cm" svg:y2="0.687cm">
            <text:p/>
          </draw:line>
          <draw:line draw:style-name="gr1" draw:text-style-name="P1" draw:layer="layout" svg:x1="6.758cm" svg:y1="1.345cm" svg:x2="6.99cm" svg:y2="0.665cm">
            <text:p/>
          </draw:line>
          <draw:line draw:style-name="gr1" draw:text-style-name="P1" draw:layer="layout" svg:x1="7.233cm" svg:y1="1.363cm" svg:x2="7.001cm" svg:y2="0.683cm">
            <text:p/>
          </draw:line>
          <draw:line draw:style-name="gr1" draw:text-style-name="P1" draw:layer="layout" svg:x1="7.692cm" svg:y1="1.364cm" svg:x2="7.46cm" svg:y2="0.684cm">
            <text:p/>
          </draw:line>
          <draw:line draw:style-name="gr1" draw:text-style-name="P1" draw:layer="layout" svg:x1="7.688cm" svg:y1="1.33cm" svg:x2="7.798cm" svg:y2="0.996cm">
            <text:p/>
          </draw:line>
        </draw:g>
        <draw:g xml:id="id3" draw:id="id3">
          <draw:line draw:style-name="gr1" draw:text-style-name="P1" draw:layer="layout" svg:x1="5.352cm" svg:y1="1.994cm" svg:x2="5.7cm" svg:y2="2.042cm">
            <text:p/>
          </draw:line>
          <draw:line draw:style-name="gr1" draw:text-style-name="P1" draw:layer="layout" svg:x1="5.073cm" svg:y1="2.391cm" svg:x2="5.7cm" svg:y2="2.04cm">
            <text:p/>
          </draw:line>
          <draw:line draw:style-name="gr1" draw:text-style-name="P1" draw:layer="layout" svg:x1="5.117cm" svg:y1="2.843cm" svg:x2="5.827cm" svg:y2="2.948cm">
            <text:p/>
          </draw:line>
          <draw:line draw:style-name="gr1" draw:text-style-name="P1" draw:layer="layout" svg:x1="5.055cm" svg:y1="2.382cm" svg:x2="5.765cm" svg:y2="2.487cm">
            <text:p/>
          </draw:line>
          <draw:line draw:style-name="gr1" draw:text-style-name="P1" draw:layer="layout" svg:x1="5.123cm" svg:y1="2.852cm" svg:x2="5.75cm" svg:y2="2.501cm">
            <text:p/>
          </draw:line>
          <draw:line draw:style-name="gr1" draw:text-style-name="P1" draw:layer="layout" svg:x1="5.205cm" svg:y1="3.304cm" svg:x2="5.832cm" svg:y2="2.953cm">
            <text:p/>
          </draw:line>
          <draw:line draw:style-name="gr1" draw:text-style-name="P1" draw:layer="layout" svg:x1="5.237cm" svg:y1="3.293cm" svg:x2="5.585cm" svg:y2="3.341cm">
            <text:p/>
          </draw:line>
        </draw:g>
        <draw:connector draw:style-name="gr7" draw:text-style-name="P1" xml:id="id4" draw:id="id4" draw:layer="layout" draw:type="line" svg:x1="4.448cm" svg:y1="0.981cm" svg:x2="6.429cm" svg:y2="1.007cm" draw:start-shape="id1" draw:start-glue-point="1" draw:end-shape="id2" draw:end-glue-point="3" svg:d="M4448 981l1981 26" svg:viewBox="0 0 1982 27">
          <text:p/>
        </draw:connector>
        <draw:connector draw:style-name="gr7" draw:text-style-name="P1" draw:layer="layout" draw:type="line" svg:x1="5.443cm" svg:y1="1.994cm" svg:x2="5.438cm" svg:y2="0.994cm" draw:start-shape="id3" draw:start-glue-point="0" draw:end-shape="id4" draw:end-glue-point="0" svg:d="M5443 1994l-5-1000" svg:viewBox="0 0 6 1001">
          <text:p/>
        </draw:connector>
        <draw:g xml:id="id5" draw:id="id5">
          <draw:line draw:style-name="gr1" draw:text-style-name="P1" draw:layer="layout" svg:x1="2.978cm" svg:y1="4.102cm" svg:x2="3.088cm" svg:y2="3.768cm">
            <text:p/>
          </draw:line>
          <draw:line draw:style-name="gr1" draw:text-style-name="P1" draw:layer="layout" svg:x1="3.318cm" svg:y1="4.449cm" svg:x2="3.086cm" svg:y2="3.769cm">
            <text:p/>
          </draw:line>
          <draw:line draw:style-name="gr1" draw:text-style-name="P1" draw:layer="layout" svg:x1="3.772cm" svg:y1="4.487cm" svg:x2="4.004cm" svg:y2="3.807cm">
            <text:p/>
          </draw:line>
          <draw:line draw:style-name="gr1" draw:text-style-name="P1" draw:layer="layout" svg:x1="3.307cm" svg:y1="4.465cm" svg:x2="3.539cm" svg:y2="3.785cm">
            <text:p/>
          </draw:line>
          <draw:line draw:style-name="gr1" draw:text-style-name="P1" draw:layer="layout" svg:x1="3.782cm" svg:y1="4.483cm" svg:x2="3.55cm" svg:y2="3.803cm">
            <text:p/>
          </draw:line>
          <draw:line draw:style-name="gr1" draw:text-style-name="P1" draw:layer="layout" svg:x1="4.241cm" svg:y1="4.484cm" svg:x2="4.009cm" svg:y2="3.804cm">
            <text:p/>
          </draw:line>
          <draw:line draw:style-name="gr1" draw:text-style-name="P1" draw:layer="layout" svg:x1="4.237cm" svg:y1="4.45cm" svg:x2="4.347cm" svg:y2="4.116cm">
            <text:p/>
          </draw:line>
        </draw:g>
        <draw:g xml:id="id6" draw:id="id6">
          <draw:line draw:style-name="gr1" draw:text-style-name="P1" draw:layer="layout" svg:x1="6.531cm" svg:y1="4.127cm" svg:x2="6.641cm" svg:y2="3.793cm">
            <text:p/>
          </draw:line>
          <draw:line draw:style-name="gr1" draw:text-style-name="P1" draw:layer="layout" svg:x1="6.871cm" svg:y1="4.474cm" svg:x2="6.639cm" svg:y2="3.794cm">
            <text:p/>
          </draw:line>
          <draw:line draw:style-name="gr1" draw:text-style-name="P1" draw:layer="layout" svg:x1="7.325cm" svg:y1="4.512cm" svg:x2="7.557cm" svg:y2="3.832cm">
            <text:p/>
          </draw:line>
          <draw:line draw:style-name="gr1" draw:text-style-name="P1" draw:layer="layout" svg:x1="6.86cm" svg:y1="4.49cm" svg:x2="7.092cm" svg:y2="3.81cm">
            <text:p/>
          </draw:line>
          <draw:line draw:style-name="gr1" draw:text-style-name="P1" draw:layer="layout" svg:x1="7.335cm" svg:y1="4.508cm" svg:x2="7.103cm" svg:y2="3.828cm">
            <text:p/>
          </draw:line>
          <draw:line draw:style-name="gr1" draw:text-style-name="P1" draw:layer="layout" svg:x1="7.794cm" svg:y1="4.509cm" svg:x2="7.562cm" svg:y2="3.829cm">
            <text:p/>
          </draw:line>
          <draw:line draw:style-name="gr1" draw:text-style-name="P1" draw:layer="layout" svg:x1="7.79cm" svg:y1="4.475cm" svg:x2="7.9cm" svg:y2="4.141cm">
            <text:p/>
          </draw:line>
        </draw:g>
        <draw:connector draw:style-name="gr7" draw:text-style-name="P1" xml:id="id7" draw:id="id7" draw:layer="layout" draw:type="line" svg:x1="4.347cm" svg:y1="4.127cm" svg:x2="6.531cm" svg:y2="4.152cm" draw:start-shape="id5" draw:start-glue-point="1" draw:end-shape="id6" draw:end-glue-point="3" svg:d="M4347 4127l2184 25" svg:viewBox="0 0 2185 26">
          <text:p/>
        </draw:connector>
        <draw:connector draw:style-name="gr7" draw:text-style-name="P1" draw:layer="layout" draw:type="line" svg:x1="5.443cm" svg:y1="3.341cm" svg:x2="5.439cm" svg:y2="4.139cm" draw:start-shape="id3" draw:start-glue-point="2" draw:end-shape="id7" draw:end-glue-point="0" svg:d="M5443 3341l-4 798" svg:viewBox="0 0 5 799">
          <text:p/>
        </draw:connector>
        <draw:connector draw:style-name="gr8" draw:text-style-name="P7" draw:layer="layout" svg:x1="3.079cm" svg:y1="0.981cm" svg:x2="2.023cm" svg:y2="1.993cm" draw:start-shape="id1" draw:start-glue-point="3" draw:end-shape="id8" draw:end-glue-point="4" svg:d="M3079 981h-1056v1012" svg:viewBox="0 0 1057 1013">
          <text:p/>
        </draw:connector>
        <draw:connector draw:style-name="gr8" draw:text-style-name="P7" xml:id="id9" draw:id="id9" draw:layer="layout" svg:x1="2.023cm" svg:y1="3.054cm" svg:x2="2.978cm" svg:y2="4.127cm" draw:start-shape="id8" draw:start-glue-point="8" draw:end-shape="id5" draw:end-glue-point="3" svg:d="M2023 3054v1073h955" svg:viewBox="0 0 956 1074">
          <text:p/>
        </draw:connector>
        <draw:g xml:id="id10" draw:id="id10">
          <draw:line draw:style-name="gr1" draw:text-style-name="P1" draw:layer="layout" svg:x1="1.927cm" svg:y1="5.316cm" svg:x2="2.275cm" svg:y2="5.364cm">
            <text:p/>
          </draw:line>
          <draw:line draw:style-name="gr1" draw:text-style-name="P1" draw:layer="layout" svg:x1="1.648cm" svg:y1="5.713cm" svg:x2="2.275cm" svg:y2="5.362cm">
            <text:p/>
          </draw:line>
          <draw:line draw:style-name="gr1" draw:text-style-name="P1" draw:layer="layout" svg:x1="1.692cm" svg:y1="6.165cm" svg:x2="2.402cm" svg:y2="6.27cm">
            <text:p/>
          </draw:line>
          <draw:line draw:style-name="gr1" draw:text-style-name="P1" draw:layer="layout" svg:x1="1.63cm" svg:y1="5.704cm" svg:x2="2.34cm" svg:y2="5.809cm">
            <text:p/>
          </draw:line>
          <draw:line draw:style-name="gr1" draw:text-style-name="P1" draw:layer="layout" svg:x1="1.698cm" svg:y1="6.174cm" svg:x2="2.325cm" svg:y2="5.823cm">
            <text:p/>
          </draw:line>
          <draw:line draw:style-name="gr1" draw:text-style-name="P1" draw:layer="layout" svg:x1="1.78cm" svg:y1="6.626cm" svg:x2="2.407cm" svg:y2="6.275cm">
            <text:p/>
          </draw:line>
          <draw:line draw:style-name="gr1" draw:text-style-name="P1" draw:layer="layout" svg:x1="1.812cm" svg:y1="6.615cm" svg:x2="2.16cm" svg:y2="6.663cm">
            <text:p/>
          </draw:line>
        </draw:g>
        <draw:g xml:id="id11" draw:id="id11">
          <draw:line draw:style-name="gr1" draw:text-style-name="P1" draw:layer="layout" svg:x1="3.082cm" svg:y1="7.733cm" svg:x2="3.192cm" svg:y2="7.399cm">
            <text:p/>
          </draw:line>
          <draw:line draw:style-name="gr1" draw:text-style-name="P1" draw:layer="layout" svg:x1="3.422cm" svg:y1="8.08cm" svg:x2="3.19cm" svg:y2="7.4cm">
            <text:p/>
          </draw:line>
          <draw:line draw:style-name="gr1" draw:text-style-name="P1" draw:layer="layout" svg:x1="3.876cm" svg:y1="8.118cm" svg:x2="4.108cm" svg:y2="7.438cm">
            <text:p/>
          </draw:line>
          <draw:line draw:style-name="gr1" draw:text-style-name="P1" draw:layer="layout" svg:x1="3.411cm" svg:y1="8.096cm" svg:x2="3.643cm" svg:y2="7.416cm">
            <text:p/>
          </draw:line>
          <draw:line draw:style-name="gr1" draw:text-style-name="P1" draw:layer="layout" svg:x1="3.886cm" svg:y1="8.114cm" svg:x2="3.654cm" svg:y2="7.434cm">
            <text:p/>
          </draw:line>
          <draw:line draw:style-name="gr1" draw:text-style-name="P1" draw:layer="layout" svg:x1="4.345cm" svg:y1="8.115cm" svg:x2="4.113cm" svg:y2="7.435cm">
            <text:p/>
          </draw:line>
          <draw:line draw:style-name="gr1" draw:text-style-name="P1" draw:layer="layout" svg:x1="4.341cm" svg:y1="8.081cm" svg:x2="4.451cm" svg:y2="7.747cm">
            <text:p/>
          </draw:line>
        </draw:g>
        <draw:connector draw:style-name="gr7" draw:text-style-name="P1" draw:layer="layout" draw:type="line" svg:x1="2.023cm" svg:y1="4.127cm" svg:x2="2.018cm" svg:y2="5.316cm" draw:start-shape="id9" draw:start-glue-point="0" draw:end-shape="id10" draw:end-glue-point="0" svg:d="M2023 4127l-5 1189" svg:viewBox="0 0 6 1190">
          <text:p/>
        </draw:connector>
        <draw:connector draw:style-name="gr8" draw:text-style-name="P7" draw:layer="layout" svg:x1="2.018cm" svg:y1="6.663cm" svg:x2="3.082cm" svg:y2="7.758cm" draw:start-shape="id10" draw:start-glue-point="2" draw:end-shape="id11" draw:end-glue-point="3" svg:d="M2018 6663v1095h1064" svg:viewBox="0 0 1065 1096">
          <text:p/>
        </draw:connector>
        <draw:line draw:style-name="gr9" draw:text-style-name="P1" draw:layer="layout" svg:x1="8.123cm" svg:y1="5.453cm" svg:x2="8.134cm" svg:y2="6.509cm">
          <text:p/>
        </draw:line>
        <draw:custom-shape draw:style-name="gr10" draw:text-style-name="P7" xml:id="id13" draw:id="id13" draw:layer="layout" svg:width="1.048cm" svg:height="1.662cm" svg:x="4.907cm" svg:y="5.1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7" xml:id="id12" draw:id="id12" draw:layer="layout" svg:width="1.048cm" svg:height="1.662cm" svg:x="8.487cm" svg:y="1.57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9" draw:text-style-name="P1" draw:layer="layout" svg:x1="9.026cm" svg:y1="2.921cm" svg:x2="9.026cm" svg:y2="1.848cm">
          <text:p/>
        </draw:line>
        <draw:connector draw:style-name="gr8" draw:text-style-name="P7" draw:layer="layout" svg:x1="7.798cm" svg:y1="1.007cm" svg:x2="9.011cm" svg:y2="1.572cm" draw:start-shape="id2" draw:start-glue-point="1" draw:end-shape="id12" draw:end-glue-point="4" svg:d="M7798 1007h1213v565" svg:viewBox="0 0 1214 566">
          <text:p/>
        </draw:connector>
        <draw:connector draw:style-name="gr7" draw:text-style-name="P1" draw:layer="layout" draw:type="line" svg:x1="9.011cm" svg:y1="3.234cm" svg:x2="9.003cm" svg:y2="4.152cm" draw:start-shape="id12" draw:start-glue-point="6" svg:d="M9011 3234l-8 918" svg:viewBox="0 0 9 919">
          <text:p/>
        </draw:connector>
        <draw:custom-shape draw:style-name="gr11" draw:text-style-name="P9" draw:layer="layout" svg:width="1.118cm" svg:height="1.061cm" svg:x="4.865cm" svg:y="5.469cm">
          <text:p text:style-name="P8">+</text:p>
          <text:p text:style-name="P8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line" svg:x1="5.439cm" svg:y1="4.139cm" svg:x2="5.431cm" svg:y2="5.125cm" draw:start-shape="id7" draw:start-glue-point="0" draw:end-shape="id13" draw:end-glue-point="4" svg:d="M5439 4139l-8 986" svg:viewBox="0 0 9 987">
          <text:p/>
        </draw:connector>
        <draw:connector draw:style-name="gr8" draw:text-style-name="P7" draw:layer="layout" svg:x1="4.451cm" svg:y1="7.758cm" svg:x2="5.431cm" svg:y2="6.787cm" draw:start-shape="id11" draw:start-glue-point="1" draw:end-shape="id13" draw:end-glue-point="6" svg:d="M4451 7758h980v-971" svg:viewBox="0 0 981 972">
          <text:p/>
        </draw:connector>
        <draw:frame draw:style-name="gr12" draw:text-style-name="P10" draw:layer="layout" svg:width="1.899cm" svg:height="0.924cm" svg:x="9.025cm" svg:y="2.799cm">
          <draw:text-box>
            <text:p><text:span text:style-name="T6">I</text:span><text:span text:style-name="T7">b </text:span><text:span text:style-name="T8">= K</text:span><text:span text:style-name="T7">b</text:span><text:span text:style-name="T8">V</text:span><text:span text:style-name="T7">b</text:span></text:p>
          </draw:text-box>
        </draw:frame>
        <draw:frame draw:style-name="gr13" draw:text-style-name="P10" draw:layer="layout" svg:width="2.026cm" svg:height="0.928cm" svg:x="5.448cm" svg:y="6.506cm">
          <draw:text-box>
            <text:p><text:span text:style-name="T6">V</text:span><text:span text:style-name="T7">d </text:span><text:span text:style-name="T8">= K</text:span><text:span text:style-name="T7">d </text:span><text:span text:style-name="T8">I</text:span><text:span text:style-name="T7">d</text:span></text:p>
          </draw:text-box>
        </draw:frame>
        <draw:frame draw:style-name="gr14" draw:text-style-name="P10" draw:layer="layout" svg:width="0.922cm" svg:height="0.776cm" svg:x="0.717cm" svg:y="5.612cm">
          <draw:text-box>
            <text:p><text:span text:style-name="T8">R</text:span><text:span text:style-name="T7">6</text:span></text:p>
          </draw:text-box>
        </draw:frame>
        <draw:frame draw:style-name="gr14" draw:text-style-name="P10" draw:layer="layout" svg:width="0.922cm" svg:height="0.776cm" svg:x="3.224cm" svg:y="7.964cm">
          <draw:text-box>
            <text:p><text:span text:style-name="T8">R</text:span><text:span text:style-name="T7">7</text:span></text:p>
          </draw:text-box>
        </draw:frame>
        <draw:frame draw:style-name="gr14" draw:text-style-name="P10" draw:layer="layout" svg:width="0.922cm" svg:height="0.776cm" svg:x="3.198cm" svg:y="4.385cm">
          <draw:text-box>
            <text:p><text:span text:style-name="T8">R</text:span><text:span text:style-name="T7">4</text:span></text:p>
          </draw:text-box>
        </draw:frame>
        <draw:frame draw:style-name="gr14" draw:text-style-name="P10" draw:layer="layout" svg:width="0.922cm" svg:height="0.776cm" svg:x="3.249cm" svg:y="1.215cm">
          <draw:text-box>
            <text:p><text:span text:style-name="T8">R</text:span><text:span text:style-name="T7">1</text:span></text:p>
          </draw:text-box>
        </draw:frame>
        <draw:frame draw:style-name="gr14" draw:text-style-name="P10" draw:layer="layout" svg:width="0.922cm" svg:height="0.776cm" svg:x="6.65cm" svg:y="1.292cm">
          <draw:text-box>
            <text:p><text:span text:style-name="T8">R</text:span><text:span text:style-name="T7">2</text:span></text:p>
          </draw:text-box>
        </draw:frame>
        <draw:frame draw:style-name="gr14" draw:text-style-name="P10" draw:layer="layout" svg:width="0.922cm" svg:height="0.776cm" svg:x="5.756cm" svg:y="2.237cm">
          <draw:text-box>
            <text:p><text:span text:style-name="T8">R</text:span><text:span text:style-name="T7">3</text:span></text:p>
          </draw:text-box>
        </draw:frame>
        <draw:frame draw:style-name="gr14" draw:text-style-name="P10" draw:layer="layout" svg:width="0.922cm" svg:height="0.776cm" svg:x="6.78cm" svg:y="4.384cm">
          <draw:text-box>
            <text:p><text:span text:style-name="T8">R</text:span><text:span text:style-name="T7">5</text:span></text:p>
          </draw:text-box>
        </draw:frame>
        <draw:frame draw:style-name="gr15" draw:text-style-name="P10" draw:layer="layout" svg:width="0.91cm" svg:height="0.856cm" svg:x="7.383cm" svg:y="5.204cm">
          <draw:text-box>
            <text:p><text:span text:style-name="T8">I</text:span><text:span text:style-name="T7">d</text:span></text:p>
          </draw:text-box>
        </draw:frame>
        <draw:line draw:style-name="gr9" draw:text-style-name="P1" draw:layer="layout" svg:x1="2.786cm" svg:y1="5.278cm" svg:x2="2.786cm" svg:y2="6.787cm">
          <text:p/>
        </draw:line>
        <draw:frame draw:style-name="gr14" draw:text-style-name="P10" draw:layer="layout" svg:width="0.922cm" svg:height="0.776cm" svg:x="2.765cm" svg:y="5.56cm">
          <draw:text-box>
            <text:p><text:span text:style-name="T8">I</text:span><text:span text:style-name="T7">d</text:span></text:p>
          </draw:text-box>
        </draw:frame>
        <draw:custom-shape draw:style-name="gr16" draw:text-style-name="P7" draw:layer="layout" svg:width="0.201cm" svg:height="0.198cm" svg:x="5.346cm" svg:y="0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0.201cm" svg:height="0.198cm" svg:x="5.327cm" svg:y="4.0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xml:id="id15" draw:id="id15" draw:layer="layout" svg:width="0.201cm" svg:height="0.198cm" svg:x="5.327cm" svg:y="7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0.201cm" svg:height="0.198cm" svg:x="1.933cm" svg:y="0.8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0.201cm" svg:height="0.198cm" svg:x="8.918cm" svg:y="0.8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0.201cm" svg:height="0.198cm" svg:x="1.914cm" svg:y="7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4" draw:id="id14">
          <draw:line draw:style-name="gr1" draw:text-style-name="P1" draw:layer="layout" svg:x1="8.496cm" svg:y1="5.843cm" svg:x2="9.511cm" svg:y2="5.843cm">
            <text:p/>
          </draw:line>
          <draw:line draw:style-name="gr1" draw:text-style-name="P1" draw:layer="layout" svg:x1="8.496cm" svg:y1="5.843cm" svg:x2="9.511cm" svg:y2="5.843cm">
            <text:p/>
          </draw:line>
          <draw:line draw:style-name="gr1" draw:text-style-name="P1" draw:layer="layout" svg:x1="8.496cm" svg:y1="6.137cm" svg:x2="9.511cm" svg:y2="6.137cm">
            <text:p/>
          </draw:line>
          <draw:line draw:style-name="gr1" draw:text-style-name="P1" draw:layer="layout" svg:x1="8.996cm" svg:y1="6.535cm" svg:x2="9.004cm" svg:y2="6.135cm">
            <text:p/>
          </draw:line>
          <draw:line draw:style-name="gr1" draw:text-style-name="P1" draw:layer="layout" svg:x1="8.996cm" svg:y1="5.849cm" svg:x2="9.004cm" svg:y2="5.449cm">
            <text:p/>
          </draw:line>
        </draw:g>
        <draw:connector draw:style-name="gr17" draw:text-style-name="P1" draw:layer="layout" draw:type="line" svg:x1="7.9cm" svg:y1="4.152cm" svg:x2="9.018cm" svg:y2="4.153cm" draw:start-shape="id6" draw:start-glue-point="1" svg:d="M7900 4152l1118 1" svg:viewBox="0 0 1119 2">
          <text:p/>
        </draw:connector>
        <draw:connector draw:style-name="gr7" draw:text-style-name="P1" draw:layer="layout" draw:type="line" svg:x1="9.011cm" svg:y1="4.107cm" svg:x2="9.003cm" svg:y2="5.449cm" draw:end-shape="id14" draw:end-glue-point="0" svg:d="M9011 4107l-8 1342" svg:viewBox="0 0 9 1343">
          <text:p/>
        </draw:connector>
        <draw:custom-shape draw:style-name="gr16" draw:text-style-name="P7" draw:layer="layout" svg:width="0.201cm" svg:height="0.198cm" svg:x="8.899cm" svg:y="4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7" draw:layer="layout" svg:x1="5.528cm" svg:y1="7.749cm" svg:x2="9.003cm" svg:y2="6.535cm" draw:start-shape="id15" draw:start-glue-point="10" draw:end-shape="id14" draw:end-glue-point="2" svg:d="M5528 7749h3475v-1214" svg:viewBox="0 0 3476 1215">
          <text:p/>
        </draw:connector>
        <draw:frame draw:style-name="gr14" draw:text-style-name="P10" draw:layer="layout" svg:width="0.922cm" svg:height="0.776cm" svg:x="9.135cm" svg:y="6.183cm">
          <draw:text-box>
            <text:p><text:span text:style-name="T6">C</text:span></text:p>
          </draw:text-box>
        </draw:frame>
        <draw:g xml:id="id16" draw:id="id16">
          <draw:line draw:style-name="gr1" draw:text-style-name="P1" draw:layer="layout" svg:x1="1.162cm" svg:y1="4.615cm" svg:x2="0.22cm" svg:y2="4.624cm">
            <text:p/>
          </draw:line>
          <draw:line draw:style-name="gr1" draw:text-style-name="P1" draw:layer="layout" svg:x1="1.162cm" svg:y1="4.61cm" svg:x2="0.22cm" svg:y2="4.619cm">
            <text:p/>
          </draw:line>
          <draw:line draw:style-name="gr1" draw:text-style-name="P1" draw:layer="layout" svg:x1="0.477cm" svg:y1="4.821cm" svg:x2="0.945cm" svg:y2="4.821cm">
            <text:p/>
          </draw:line>
          <draw:line draw:style-name="gr1" draw:text-style-name="P1" draw:layer="layout" svg:x1="0.603cm" svg:y1="4.997cm" svg:x2="0.828cm" svg:y2="4.997cm">
            <text:p/>
          </draw:line>
          <draw:line draw:style-name="gr1" draw:text-style-name="P1" draw:layer="layout" svg:x1="0.703cm" svg:y1="4.602cm" svg:x2="0.707cm" svg:y2="4.148cm">
            <text:p/>
          </draw:line>
        </draw:g>
        <draw:connector draw:style-name="gr7" draw:text-style-name="P1" draw:layer="layout" draw:type="line" svg:x1="0.691cm" svg:y1="4.148cm" svg:x2="2.033cm" svg:y2="4.153cm" draw:start-shape="id16" draw:start-glue-point="0" svg:d="M691 4148l1342 5" svg:viewBox="0 0 1343 6">
          <text:p/>
        </draw:connector>
        <draw:custom-shape draw:style-name="gr16" draw:text-style-name="P7" draw:layer="layout" svg:width="0.201cm" svg:height="0.198cm" svg:x="1.917cm" svg:y="4.0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0.922cm" svg:height="0.924cm" svg:x="1.289cm" svg:y="0.101cm">
          <draw:text-box>
            <text:p><text:span text:style-name="T1">v</text:span><text:span text:style-name="T3">1</text:span></text:p>
          </draw:text-box>
        </draw:frame>
        <draw:frame draw:style-name="gr5" draw:text-style-name="P5" draw:layer="layout" svg:width="0.922cm" svg:height="0.924cm" svg:x="4.935cm" svg:y="0.088cm">
          <draw:text-box>
            <text:p><text:span text:style-name="T1">v</text:span><text:span text:style-name="T3">2</text:span></text:p>
          </draw:text-box>
        </draw:frame>
        <draw:frame draw:style-name="gr5" draw:text-style-name="P5" draw:layer="layout" svg:width="0.922cm" svg:height="0.924cm" svg:x="8.757cm" svg:y="0.176cm">
          <draw:text-box>
            <text:p><text:span text:style-name="T1">v</text:span><text:span text:style-name="T3">3</text:span></text:p>
          </draw:text-box>
        </draw:frame>
        <draw:frame draw:style-name="gr5" draw:text-style-name="P5" draw:layer="layout" svg:width="0.922cm" svg:height="0.924cm" svg:x="8.169cm" svg:y="4.086cm">
          <draw:text-box>
            <text:p><text:span text:style-name="T1">v</text:span><text:span text:style-name="T3">6</text:span></text:p>
          </draw:text-box>
        </draw:frame>
        <draw:frame draw:style-name="gr5" draw:text-style-name="P5" draw:layer="layout" svg:width="0.922cm" svg:height="0.924cm" svg:x="4.524cm" svg:y="4.085cm">
          <draw:text-box>
            <text:p><text:span text:style-name="T1">v</text:span><text:span text:style-name="T3">5</text:span></text:p>
          </draw:text-box>
        </draw:frame>
        <draw:frame draw:style-name="gr5" draw:text-style-name="P5" draw:layer="layout" svg:width="0.922cm" svg:height="0.924cm" svg:x="1.319cm" svg:y="7.584cm">
          <draw:text-box>
            <text:p><text:span text:style-name="T1">v</text:span><text:span text:style-name="T3">7</text:span></text:p>
          </draw:text-box>
        </draw:frame>
        <draw:frame draw:style-name="gr5" draw:text-style-name="P5" draw:layer="layout" svg:width="0.922cm" svg:height="0.924cm" svg:x="5.024cm" svg:y="7.642cm">
          <draw:text-box>
            <text:p><text:span text:style-name="T1">v</text:span><text:span text:style-name="T3">8</text:span></text:p>
          </draw:text-box>
        </draw:frame>
        <draw:line draw:style-name="gr18" draw:text-style-name="P11" draw:layer="layout" svg:x1="3.241cm" svg:y1="7.07cm" svg:x2="4.453cm" svg:y2="7.084cm">
          <text:p/>
        </draw:line>
        <draw:line draw:style-name="gr18" draw:text-style-name="P11" draw:layer="layout" svg:x1="4.721cm" svg:y1="5.25cm" svg:x2="4.737cm" svg:y2="6.742cm">
          <text:p/>
        </draw:line>
        <draw:line draw:style-name="gr18" draw:text-style-name="P11" draw:layer="layout" svg:x1="4.225cm" svg:y1="3.471cm" svg:x2="3.114cm" svg:y2="3.443cm">
          <text:p/>
        </draw:line>
        <draw:line draw:style-name="gr18" draw:text-style-name="P11" draw:layer="layout" svg:x1="3.088cm" svg:y1="0.339cm" svg:x2="4.34cm" svg:y2="0.341cm">
          <text:p/>
        </draw:line>
        <draw:line draw:style-name="gr18" draw:text-style-name="P11" draw:layer="layout" svg:x1="4.311cm" svg:y1="1.933cm" svg:x2="4.311cm" svg:y2="3.215cm">
          <text:p/>
        </draw:line>
        <draw:line draw:style-name="gr18" draw:text-style-name="P11" draw:layer="layout" svg:x1="2.774cm" svg:y1="1.96cm" svg:x2="2.774cm" svg:y2="3.271cm">
          <text:p/>
        </draw:line>
        <draw:line draw:style-name="gr18" draw:text-style-name="P11" draw:layer="layout" svg:x1="7.525cm" svg:y1="0.282cm" svg:x2="6.245cm" svg:y2="0.284cm">
          <text:p/>
        </draw:line>
        <draw:line draw:style-name="gr18" draw:text-style-name="P11" draw:layer="layout" svg:x1="6.644cm" svg:y1="3.583cm" svg:x2="7.981cm" svg:y2="3.58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4-06T17:01:42.318853120</dc:date>
    <meta:editing-duration>PT39M28S</meta:editing-duration>
    <meta:editing-cycles>6</meta:editing-cycles>
    <meta:generator>LibreOffice/6.4.6.2$Linux_X86_64 LibreOffice_project/40$Build-2</meta:generator>
    <meta:document-statistic meta:object-count="130"/>
  </office:meta>
</office:document-meta>
</file>